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6.3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6.3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6fd1" officeooo:paragraph-rsid="00026fd1"/>
    </style:style>
    <style:style style:name="P2" style:family="paragraph" style:parent-style-name="Standard">
      <style:text-properties officeooo:rsid="00026fd1" officeooo:paragraph-rsid="00034f1f"/>
    </style:style>
    <style:style style:name="P3" style:family="paragraph" style:parent-style-name="Table_20_Contents">
      <style:text-properties officeooo:rsid="00026fd1" officeooo:paragraph-rsid="00026fd1"/>
    </style:style>
    <style:style style:name="P4" style:family="paragraph" style:parent-style-name="Table_20_Contents">
      <style:text-properties officeooo:rsid="00026fd1" officeooo:paragraph-rsid="00034f1f"/>
    </style:style>
    <style:style style:name="P5" style:family="paragraph" style:parent-style-name="Table_20_Contents">
      <style:text-properties officeooo:paragraph-rsid="00034f1f"/>
    </style:style>
    <style:style style:name="P6" style:family="paragraph" style:parent-style-name="Table_20_Contents">
      <style:text-properties officeooo:rsid="00034f1f" officeooo:paragraph-rsid="00034f1f"/>
    </style:style>
    <style:style style:name="P7" style:family="paragraph" style:parent-style-name="Standard">
      <style:text-properties officeooo:rsid="00026fd1" officeooo:paragraph-rsid="00026fd1"/>
    </style:style>
    <style:style style:name="P8" style:family="paragraph" style:parent-style-name="Standard">
      <style:text-properties officeooo:rsid="00026fd1" officeooo:paragraph-rsid="00034f1f"/>
    </style:style>
    <style:style style:name="P9" style:family="paragraph" style:parent-style-name="Standard">
      <style:text-properties officeooo:rsid="00026fd1" officeooo:paragraph-rsid="0004b4d7"/>
    </style:style>
    <style:style style:name="P10" style:family="paragraph" style:parent-style-name="Table_20_Contents">
      <style:text-properties officeooo:rsid="0004b4d7" officeooo:paragraph-rsid="0004b4d7"/>
    </style:style>
    <style:style style:name="P11" style:family="paragraph" style:parent-style-name="Table_20_Contents">
      <style:text-properties officeooo:rsid="00026fd1" officeooo:paragraph-rsid="0004b4d7"/>
    </style:style>
    <style:style style:name="P12" style:family="paragraph" style:parent-style-name="Table_20_Contents">
      <style:text-properties officeooo:paragraph-rsid="0004b4d7"/>
    </style:style>
    <style:style style:name="T1" style:family="text">
      <style:text-properties officeooo:rsid="00034f1f"/>
    </style:style>
    <style:style style:name="T2" style:family="text">
      <style:text-properties officeooo:rsid="0004b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ADES - <text:span text:style-name="T1">TEACHER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2">5-</text:span>6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7-<text:span text:style-name="T2">8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9-10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2">11-12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13-1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16-18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19-2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22-2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26-3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36-4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46-5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56-6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&gt;65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2">EDADES - <text:span text:style-name="T1">LEARNER</text:span></text:p>
      <text:p text:style-name="P2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5-</text:span>6</text:p>
          </table:table-cell>
          <table:table-cell table:style-name="Table2.B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>7-<text:span text:style-name="T2">8</text:span>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9-10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><text:span text:style-name="T2">11-12</text:span>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13-15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16-18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19-21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22-25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26-35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36-45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46-55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56-65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&gt;65</text:p>
          </table:table-cell>
          <table:table-cell table:style-name="Table2.B2" office:value-type="string">
            <text:p text:style-name="P1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7:33:23.154756193</meta:creation-date>
    <dc:date>2018-07-27T10:13:26.104112150</dc:date>
    <meta:editing-duration>PT11M6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1" meta:paragraph-count="28" meta:word-count="32" meta:character-count="148" meta:non-whitespace-character-count="144"/>
  </office:meta>
</office:document-meta>
</file>